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f59" officeooo:paragraph-rsid="0016df59"/>
    </style:style>
    <style:style style:name="P2" style:family="paragraph" style:parent-style-name="Standard">
      <style:text-properties fo:color="#000000" loext:opacity="100%" style:font-name="FreeMono" fo:font-size="10pt" officeooo:rsid="0016df59" officeooo:paragraph-rsid="0016df59" fo:background-color="#ffffff" style:font-size-asian="10pt" style:font-size-complex="10pt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000000" loext:opacity="100%" style:font-name="FreeMono" fo:font-size="10pt" officeooo:rsid="0016df59" officeooo:paragraph-rsid="0016df59" fo:background-color="#ffffff" style:font-size-asian="10pt" style:font-size-complex="10pt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fo:font-style="normal" fo:font-weight="normal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bcbec4" loext:opacity="100%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fo:font-size="10pt" fo:font-style="italic" fo:font-weight="normal" style:font-size-asian="10pt" style:font-style-asian="italic" style:font-weight-asian="normal"/>
    </style:style>
    <style:style style:name="T8" style:family="text">
      <style:text-properties fo:color="#bcbec4" loext:opacity="100%" fo:font-style="normal" fo:font-weight="normal" style:font-style-asian="normal" style:font-weight-asian="normal"/>
    </style:style>
    <style:style style:name="T9" style:family="text">
      <style:text-properties fo:color="#bcbec4" loext:opacity="100%" fo:font-style="italic" fo:font-weight="normal" style:font-style-asian="italic" style:font-weight-asian="normal"/>
    </style:style>
    <style:style style:name="T10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3ae60" loext:opacity="100%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3ae60" loext:opacity="100%" fo:font-style="normal" fo:font-weight="normal" style:font-style-asian="normal" style:font-weight-asian="normal"/>
    </style:style>
    <style:style style:name="T1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ab73" loext:opacity="100%" fo:font-style="normal" fo:font-weight="normal" style:font-style-asian="normal" style:font-weight-asian="normal"/>
    </style:style>
    <style:style style:name="T16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77dbb" loext:opacity="100%" fo:font-size="10pt" fo:font-style="italic" fo:font-weight="normal" style:font-size-asian="10pt" style:font-style-asian="italic" style:font-weight-asian="normal"/>
    </style:style>
    <style:style style:name="T19" style:family="text">
      <style:text-properties fo:color="#c77dbb" loext:opacity="100%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77dbb" loext:opacity="100%" fo:font-style="italic" fo:font-weight="normal" style:font-style-asian="italic" style:font-weight-asian="normal"/>
    </style:style>
    <style:style style:name="T21" style:family="text">
      <style:text-properties fo:color="#c77dbb" loext:opacity="100%" fo:font-style="normal" fo:font-weight="normal" style:font-style-asian="normal" style:font-weight-asian="normal"/>
    </style:style>
    <style:style style:name="T22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2aacb8" loext:opacity="100%" fo:font-size="10pt" fo:font-style="normal" fo:font-weight="normal" style:font-size-asian="10pt" style:font-style-asian="normal" style:font-weight-asian="normal"/>
    </style:style>
    <style:style style:name="T24" style:family="text">
      <style:text-properties fo:color="#2aacb8" loext:opacity="100%" fo:font-style="normal" fo:font-weight="normal" style:font-style-asian="normal" style:font-weight-asian="normal"/>
    </style:style>
    <style:style style:name="T25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56a8f5" loext:opacity="100%" fo:font-size="10pt" fo:font-style="normal" fo:font-weight="normal" style:font-size-asian="10pt" style:font-style-asian="normal" style:font-weight-asian="normal"/>
    </style:style>
    <style:style style:name="T27" style:family="text">
      <style:text-properties fo:color="#56a8f5" loext:opacity="100%" fo:font-style="normal" fo:font-weight="normal" style:font-style-asian="normal" style:font-weight-asian="normal"/>
    </style:style>
    <style:style style:name="T28" style:family="text">
      <style:text-properties fo:font-style="normal" fo:font-weight="normal" style:font-style-asian="normal" style:font-weight-asian="normal"/>
    </style:style>
    <style:style style:name="T29" style:family="text">
      <style:text-properties fo:font-style="normal" fo:font-weight="normal" style:font-style-asian="normal" style:font-weight-asian="normal"/>
    </style:style>
    <style:style style:name="T30" style:family="text">
      <style:text-properties fo:font-style="normal" fo:font-weight="normal" style:font-style-asian="normal" style:font-weight-asian="normal"/>
    </style:style>
    <style:style style:name="T31" style:family="text">
      <style:text-properties fo:font-style="normal" fo:font-weight="normal" style:font-style-asian="normal" style:font-weight-asian="normal"/>
    </style:style>
    <style:style style:name="T32" style:family="text">
      <style:text-properties fo:font-style="normal" fo:font-weight="normal" style:font-style-asian="normal" style:font-weight-asian="normal"/>
    </style:style>
    <style:style style:name="T33" style:family="text">
      <style:text-properties fo:font-style="normal" fo:font-weight="normal" style:font-style-asian="normal" style:font-weight-asian="normal"/>
    </style:style>
    <style:style style:name="T34" style:family="text">
      <style:text-properties fo:font-style="normal" fo:font-weight="normal" style:font-style-asian="normal" style:font-weight-asian="normal"/>
    </style:style>
    <style:style style:name="T35" style:family="text">
      <style:text-properties fo:font-style="italic" fo:font-weight="normal" style:font-style-asian="italic" style:font-weight-asian="normal"/>
    </style:style>
    <style:style style:name="T36" style:family="text">
      <style:text-properties fo:font-style="italic" fo:font-weight="normal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EREÇO</text:p>
      <text:p text:style-name="P2"/>
      <text:p text:style-name="P2"/>
      <text:p text:style-name="P3"><text:line-break/><text:span text:style-name="T28">import </text:span><text:span text:style-name="T28">cidade.entities.Cidade;</text:span><text:line-break/><text:span text:style-name="T28">import </text:span><text:span text:style-name="T28">jakarta.persistence.*;</text:span><text:line-break/><text:span text:style-name="T28">import </text:span><text:span text:style-name="T28">lombok.*;</text:span><text:line-break/><text:line-break/><text:span text:style-name="T28">@Data</text:span><text:line-break/><text:span text:style-name="T28">@Entity</text:span><text:line-break/><text:span text:style-name="T28">@Builder</text:span><text:line-break/><text:span text:style-name="T28">@NoArgsConstructor</text:span><text:line-break/><text:span text:style-name="T28">@AllArgsConstructor</text:span><text:line-break/><text:span text:style-name="T28">@Table</text:span><text:span text:style-name="T28">(</text:span><text:line-break/><text:span text:style-name="T28"> <text:s text:c="7"/>name = </text:span><text:span text:style-name="T28">"endereco"</text:span><text:span text:style-name="T28">,</text:span><text:line-break/><text:span text:style-name="T28"> <text:s text:c="7"/>uniqueConstraints = </text:span><text:span text:style-name="T28">@UniqueConstraint</text:span><text:span text:style-name="T28">(columnNames = {</text:span><text:span text:style-name="T28">"end_logradouro"</text:span><text:span text:style-name="T28">, </text:span><text:span text:style-name="T28">"end_bairro"</text:span><text:span text:style-name="T28">, </text:span><text:span text:style-name="T28">"end_numero"</text:span><text:span text:style-name="T28">, </text:span><text:span text:style-name="T28">"cid_id"</text:span><text:span text:style-name="T28">})</text:span><text:line-break/><text:span text:style-name="T28">)</text:span><text:line-break/><text:span text:style-name="T28">@ToString</text:span><text:span text:style-name="T28">(onlyExplicitlyIncluded = </text:span><text:span text:style-name="T28">true</text:span><text:span text:style-name="T28">)</text:span><text:line-break/><text:span text:style-name="T28">@EqualsAndHashCode</text:span><text:span text:style-name="T28">(onlyExplicitlyIncluded = </text:span><text:span text:style-name="T28">true</text:span><text:span text:style-name="T28">)</text:span><text:line-break/><text:span text:style-name="T28">public class </text:span><text:span text:style-name="T28">Endereco {</text:span><text:line-break/><text:line-break/><text:span text:style-name="T28"> <text:s text:c="3"/></text:span><text:span text:style-name="T28">@Id</text:span><text:line-break/><text:span text:style-name="T28"> <text:s text:c="3"/>@GeneratedValue</text:span><text:span text:style-name="T28">(strategy = GenerationType.</text:span><text:span text:style-name="T35">IDENTITY</text:span><text:span text:style-name="T28">)</text:span><text:line-break/><text:span text:style-name="T28"> <text:s text:c="3"/></text:span><text:span text:style-name="T28">@Column</text:span><text:span text:style-name="T28">(name = </text:span><text:span text:style-name="T28">"end_id"</text:span><text:span text:style-name="T28">)</text:span><text:line-break/><text:span text:style-name="T28"> <text:s text:c="3"/></text:span><text:span text:style-name="T28">@EqualsAndHashCode.Include</text:span><text:line-break/><text:span text:style-name="T28"> <text:s text:c="3"/>@ToString.Include</text:span><text:line-break/><text:span text:style-name="T28"> <text:s text:c="3"/></text:span><text:span text:style-name="T28">private </text:span><text:span text:style-name="T28">Long </text:span><text:span text:style-name="T28">id</text:span><text:span text:style-name="T28">;</text:span><text:line-break/><text:line-break/><text:span text:style-name="T28"> <text:s text:c="3"/></text:span><text:span text:style-name="T28">@Column</text:span><text:span text:style-name="T28">(name = </text:span><text:span text:style-name="T28">"end_tipo_logradouro"</text:span><text:span text:style-name="T28">, length = </text:span><text:span text:style-name="T28">50</text:span><text:span text:style-name="T28">, nullable = </text:span><text:span text:style-name="T28">false</text:span><text:span text:style-name="T28">)</text:span><text:line-break/><text:span text:style-name="T28"> <text:s text:c="3"/></text:span><text:span text:style-name="T28">private </text:span><text:span text:style-name="T28">String </text:span><text:span text:style-name="T28">tipoLogradouro</text:span><text:span text:style-name="T28">;</text:span><text:line-break/><text:line-break/><text:span text:style-name="T28"> <text:s text:c="3"/></text:span><text:span text:style-name="T28">@Column</text:span><text:span text:style-name="T28">(name = </text:span><text:span text:style-name="T28">"end_logradouro"</text:span><text:span text:style-name="T28">, length = </text:span><text:span text:style-name="T28">200</text:span><text:span text:style-name="T28">, nullable = </text:span><text:span text:style-name="T28">false</text:span><text:span text:style-name="T28">)</text:span><text:line-break/><text:span text:style-name="T28"> <text:s text:c="3"/></text:span><text:span text:style-name="T28">@ToString.Include</text:span><text:line-break/><text:span text:style-name="T28"> <text:s text:c="3"/></text:span><text:span text:style-name="T28">private </text:span><text:span text:style-name="T28">String </text:span><text:span text:style-name="T28">logradouro</text:span><text:span text:style-name="T28">;</text:span><text:line-break/><text:line-break/><text:span text:style-name="T28"> <text:s text:c="3"/></text:span><text:span text:style-name="T28">@Column</text:span><text:span text:style-name="T28">(name = </text:span><text:span text:style-name="T28">"end_numero"</text:span><text:span text:style-name="T28">, nullable = </text:span><text:span text:style-name="T28">false</text:span><text:span text:style-name="T28">)</text:span><text:line-break/><text:span text:style-name="T28"> <text:s text:c="3"/></text:span><text:span text:style-name="T28">private </text:span><text:span text:style-name="T28">Integer </text:span><text:span text:style-name="T28">numero</text:span><text:span text:style-name="T28">;</text:span><text:line-break/><text:line-break/><text:span text:style-name="T28"> <text:s text:c="3"/></text:span><text:span text:style-name="T28">@Column</text:span><text:span text:style-name="T28">(name = </text:span><text:span text:style-name="T28">"end_bairro"</text:span><text:span text:style-name="T28">, length = </text:span><text:span text:style-name="T28">100</text:span><text:span text:style-name="T28">, nullable = </text:span><text:span text:style-name="T28">false</text:span><text:span text:style-name="T28">)</text:span><text:line-break/><text:span text:style-name="T28"> <text:s text:c="3"/></text:span><text:span text:style-name="T28">private </text:span><text:span text:style-name="T28">String </text:span><text:span text:style-name="T28">bairro</text:span><text:span text:style-name="T28">;</text:span><text:line-break/><text:line-break/><text:span text:style-name="T28"> <text:s text:c="3"/></text:span><text:span text:style-name="T28">@ManyToOne</text:span><text:span text:style-name="T28">(optional = </text:span><text:span text:style-name="T28">false</text:span><text:span text:style-name="T28">, fetch = FetchType.</text:span><text:span text:style-name="T35">LAZY</text:span><text:span text:style-name="T28">)</text:span><text:line-break/><text:span text:style-name="T28"> <text:s text:c="3"/></text:span><text:span text:style-name="T28">@JoinColumn</text:span><text:span text:style-name="T28">(name = </text:span><text:span text:style-name="T28">"cid_id"</text:span><text:span text:style-name="T28">, referencedColumnName = </text:span><text:span text:style-name="T28">"cid_id"</text:span><text:span text:style-name="T28">, nullable = </text:span><text:span text:style-name="T28">false</text:span><text:span text:style-name="T28">,</text:span><text:line-break/><text:span text:style-name="T28"> <text:s text:c="11"/>foreignKey = </text:span><text:span text:style-name="T28">@ForeignKey</text:span><text:span text:style-name="T28">(name = </text:span><text:span text:style-name="T28">"fk_endereco_cidade"</text:span><text:span text:style-name="T28">))</text:span><text:line-break/><text:span text:style-name="T28"> <text:s text:c="3"/></text:span><text:span text:style-name="T28">private </text:span><text:span text:style-name="T28">Cidade </text:span><text:span text:style-name="T28">cidade</text:span><text:span text:style-name="T28">;</text:span><text:line-break/><text:span text:style-name="T28">}</text:span><text:line-break/></text:p>
      <text:p text:style-name="P2"/>
      <text:p text:style-name="P2"/>
      <text:p text:style-name="P3"><text:line-break/><text:span text:style-name="T28">import </text:span><text:span text:style-name="T28">endereco.entities.Endereco;</text:span><text:line-break/><text:span text:style-name="T28">import </text:span><text:span text:style-name="T28">io.quarkus.hibernate.orm.panache.PanacheRepository;</text:span><text:line-break/><text:span text:style-name="T28">import </text:span><text:span text:style-name="T28">jakarta.enterprise.context.</text:span><text:span text:style-name="T28">ApplicationScoped</text:span><text:span text:style-name="T28">;</text:span><text:line-break/><text:line-break/><text:span text:style-name="T28">@ApplicationScoped</text:span><text:line-break/><text:span text:style-name="T28">public class </text:span><text:span text:style-name="T28">EnderecoRepository </text:span><text:span text:style-name="T28">implements </text:span><text:span text:style-name="T28">PanacheRepository&lt;Endereco&gt; {</text:span><text:line-break/><text:span text:style-name="T28">}</text:span><text:line-break/></text:p>
      <text:p text:style-name="P3"><text:span text:style-name="T28">import </text:span><text:span text:style-name="T28">jakarta.validation.constraints.*;</text:span><text:line-break/><text:line-break/><text:span text:style-name="T28">public record </text:span><text:span text:style-name="T28">EnderecoRequest(</text:span><text:line-break/><text:span text:style-name="T28"> <text:s text:c="7"/></text:span><text:span text:style-name="T28">@NotBlank @Size</text:span><text:span text:style-name="T28">(max = </text:span><text:span text:style-name="T28">50</text:span><text:span text:style-name="T28">)</text:span><text:line-break/><text:span text:style-name="T28"> <text:s text:c="7"/>String tipoLogradouro,</text:span><text:line-break/><text:line-break/><text:span text:style-name="T28"> <text:s text:c="7"/></text:span><text:span text:style-name="T28">@NotBlank @Size</text:span><text:span text:style-name="T28">(max = </text:span><text:span text:style-name="T28">200</text:span><text:span text:style-name="T28">)</text:span><text:line-break/><text:span text:style-name="T28"> <text:s text:c="7"/>String logradouro,</text:span><text:line-break/><text:line-break/><text:span text:style-name="T28"> <text:s text:c="7"/></text:span><text:span text:style-name="T28">@NotNull</text:span><text:line-break/><text:span text:style-name="T28"> <text:s text:c="7"/></text:span><text:span text:style-name="T28">Integer numero,</text:span><text:line-break/><text:line-break/><text:soft-page-break/><text:span text:style-name="T28"> <text:s text:c="7"/></text:span><text:span text:style-name="T28">@NotBlank @Size</text:span><text:span text:style-name="T28">(max = </text:span><text:span text:style-name="T28">100</text:span><text:span text:style-name="T28">)</text:span><text:line-break/><text:span text:style-name="T28"> <text:s text:c="7"/>String bairro,</text:span><text:line-break/><text:line-break/><text:span text:style-name="T28"> <text:s text:c="7"/></text:span><text:span text:style-name="T28">@NotNull</text:span><text:line-break/><text:span text:style-name="T28"> <text:s text:c="7"/></text:span><text:span text:style-name="T28">Long cidadeId</text:span><text:line-break/><text:span text:style-name="T28">) {}</text:span><text:line-break/></text:p>
      <text:p text:style-name="P2"/>
      <text:p text:style-name="P3"><text:line-break/><text:span text:style-name="T28">public record </text:span><text:span text:style-name="T28">EnderecoResponse(</text:span><text:line-break/><text:span text:style-name="T28"> <text:s text:c="7"/>Long id,</text:span><text:line-break/><text:span text:style-name="T28"> <text:s text:c="7"/>String tipoLogradouro,</text:span><text:line-break/><text:span text:style-name="T28"> <text:s text:c="7"/>String logradouro,</text:span><text:line-break/><text:span text:style-name="T28"> <text:s text:c="7"/>Integer numero,</text:span><text:line-break/><text:span text:style-name="T28"> <text:s text:c="7"/>String bairro,</text:span><text:line-break/><text:span text:style-name="T28"> <text:s text:c="7"/>Long cidadeId</text:span><text:line-break/><text:span text:style-name="T28">) {}</text:span><text:line-break/></text:p>
      <text:p text:style-name="P2"/>
      <text:p text:style-name="P2"/>
      <text:p text:style-name="P3"><text:span text:style-name="T28">import </text:span><text:span text:style-name="T28">cidade.entities.Cidade;</text:span><text:line-break/><text:span text:style-name="T28">import </text:span><text:span text:style-name="T28">endereco.dtos.EnderecoRequest;</text:span><text:line-break/><text:span text:style-name="T28">import </text:span><text:span text:style-name="T28">endereco.dtos.EnderecoResponse;</text:span><text:line-break/><text:span text:style-name="T28">import </text:span><text:span text:style-name="T28">endereco.entities.Endereco;</text:span><text:line-break/><text:line-break/><text:span text:style-name="T28">public class </text:span><text:span text:style-name="T28">EnderecoMapper {</text:span><text:line-break/><text:line-break/><text:span text:style-name="T28"> <text:s text:c="3"/></text:span><text:span text:style-name="T28">public static </text:span><text:span text:style-name="T28">Endereco </text:span><text:span text:style-name="T28">toEntity</text:span><text:span text:style-name="T28">(EnderecoRequest request, Cidade cidade) {</text:span><text:line-break/><text:span text:style-name="T28"> <text:s text:c="7"/>Endereco e = </text:span><text:span text:style-name="T28">new </text:span><text:span text:style-name="T28">Endereco();</text:span><text:line-break/><text:span text:style-name="T28"> <text:s text:c="7"/>e.setTipoLogradouro(request.tipoLogradouro());</text:span><text:line-break/><text:span text:style-name="T28"> <text:s text:c="7"/>e.setLogradouro(request.logradouro());</text:span><text:line-break/><text:span text:style-name="T28"> <text:s text:c="7"/>e.setNumero(request.numero());</text:span><text:line-break/><text:span text:style-name="T28"> <text:s text:c="7"/>e.setBairro(request.bairro());</text:span><text:line-break/><text:span text:style-name="T28"> <text:s text:c="7"/>e.setCidade(cidade);</text:span><text:line-break/><text:span text:style-name="T28"> <text:s text:c="7"/></text:span><text:span text:style-name="T28">return </text:span><text:span text:style-name="T28">e;</text:span><text:line-break/><text:span text:style-name="T28"> <text:s text:c="3"/>}</text:span><text:line-break/><text:line-break/><text:span text:style-name="T28"> <text:s text:c="3"/></text:span><text:span text:style-name="T28">public static </text:span><text:span text:style-name="T28">EnderecoResponse </text:span><text:span text:style-name="T28">toResponse</text:span><text:span text:style-name="T28">(Endereco e) {</text:span><text:line-break/><text:span text:style-name="T28"> <text:s text:c="7"/></text:span><text:span text:style-name="T28">return new </text:span><text:span text:style-name="T28">EnderecoResponse(</text:span><text:line-break/><text:span text:style-name="T28"> <text:s text:c="15"/>e.getId(),</text:span><text:line-break/><text:span text:style-name="T28"> <text:s text:c="15"/>e.getTipoLogradouro(),</text:span><text:line-break/><text:span text:style-name="T28"> <text:s text:c="15"/>e.getLogradouro(),</text:span><text:line-break/><text:span text:style-name="T28"> <text:s text:c="15"/>e.getNumero(),</text:span><text:line-break/><text:span text:style-name="T28"> <text:s text:c="15"/>e.getBairro(),</text:span><text:line-break/><text:span text:style-name="T28"> <text:s text:c="15"/>e.getCidade().getId()</text:span><text:line-break/><text:span text:style-name="T28"> <text:s text:c="7"/>);</text:span><text:line-break/><text:span text:style-name="T28"> <text:s text:c="3"/>}</text:span><text:line-break/><text:line-break/><text:span text:style-name="T28"> <text:s text:c="3"/></text:span><text:span text:style-name="T28">public static void </text:span><text:span text:style-name="T28">updateEntity</text:span><text:span text:style-name="T28">(Endereco e, EnderecoRequest request, Cidade cidade) {</text:span><text:line-break/><text:span text:style-name="T28"> <text:s text:c="7"/>e.setTipoLogradouro(request.tipoLogradouro());</text:span><text:line-break/><text:span text:style-name="T28"> <text:s text:c="7"/>e.setLogradouro(request.logradouro());</text:span><text:line-break/><text:span text:style-name="T28"> <text:s text:c="7"/>e.setNumero(request.numero());</text:span><text:line-break/><text:span text:style-name="T28"> <text:s text:c="7"/>e.setBairro(request.bairro());</text:span><text:line-break/><text:span text:style-name="T28"> <text:s text:c="7"/>e.setCidade(cidade);</text:span><text:line-break/><text:span text:style-name="T28"> <text:s text:c="3"/>}</text:span><text:line-break/><text:span text:style-name="T28">}</text:span><text:line-break/></text:p>
      <text:p text:style-name="P3"><text:line-break/><text:span text:style-name="T28">import </text:span><text:span text:style-name="T28">cidade.repositories.CidadeRepository;</text:span><text:line-break/><text:span text:style-name="T28">import </text:span><text:span text:style-name="T28">endereco.dtos.EnderecoRequest;</text:span><text:line-break/><text:span text:style-name="T28">import </text:span><text:span text:style-name="T28">endereco.dtos.EnderecoResponse;</text:span><text:line-break/><text:span text:style-name="T28">import </text:span><text:span text:style-name="T28">endereco.entities.Endereco;</text:span><text:line-break/><text:span text:style-name="T28">import </text:span><text:span text:style-name="T28">endereco.mappers.EnderecoMapper;</text:span><text:line-break/><text:span text:style-name="T28">import </text:span><text:span text:style-name="T28">endereco.repository.EnderecoRepository;</text:span><text:line-break/><text:span text:style-name="T28">import </text:span><text:span text:style-name="T28">jakarta.enterprise.context.</text:span><text:span text:style-name="T28">ApplicationScoped</text:span><text:span text:style-name="T28">;</text:span><text:line-break/><text:span text:style-name="T28">import </text:span><text:span text:style-name="T28">jakarta.transaction.</text:span><text:span text:style-name="T28">Transactional</text:span><text:span text:style-name="T28">;</text:span><text:line-break/><text:line-break/><text:span text:style-name="T28">import </text:span><text:span text:style-name="T28">java.util.List;</text:span><text:line-break/><text:span text:style-name="T28">import </text:span><text:span text:style-name="T28">java.util.stream.Collectors;</text:span><text:line-break/><text:line-break/><text:span text:style-name="T28">@ApplicationScoped</text:span><text:line-break/><text:soft-page-break/><text:span text:style-name="T28">public class </text:span><text:span text:style-name="T28">EnderecoService {</text:span><text:line-break/><text:line-break/><text:span text:style-name="T28"> <text:s text:c="3"/></text:span><text:span text:style-name="T28">private final </text:span><text:span text:style-name="T28">EnderecoRepository </text:span><text:span text:style-name="T28">repository</text:span><text:span text:style-name="T28">;</text:span><text:line-break/><text:span text:style-name="T28"> <text:s text:c="3"/></text:span><text:span text:style-name="T28">private final </text:span><text:span text:style-name="T28">CidadeRepository </text:span><text:span text:style-name="T28">cidadeRepository</text:span><text:span text:style-name="T28">;</text:span><text:line-break/><text:line-break/><text:span text:style-name="T28"> <text:s text:c="3"/></text:span><text:span text:style-name="T28">public </text:span><text:span text:style-name="T28">EnderecoService</text:span><text:span text:style-name="T28">(EnderecoRepository repository, CidadeRepository cidadeRepository) {</text:span><text:line-break/><text:span text:style-name="T28"> <text:s text:c="7"/></text:span><text:span text:style-name="T28">this</text:span><text:span text:style-name="T28">.</text:span><text:span text:style-name="T28">repository </text:span><text:span text:style-name="T28">= repository;</text:span><text:line-break/><text:span text:style-name="T28"> <text:s text:c="7"/></text:span><text:span text:style-name="T28">this</text:span><text:span text:style-name="T28">.</text:span><text:span text:style-name="T28">cidadeRepository </text:span><text:span text:style-name="T28">= cidadeRepository;</text:span><text:line-break/><text:span text:style-name="T28"> <text:s text:c="3"/>}</text:span><text:line-break/><text:line-break/><text:span text:style-name="T28"> <text:s text:c="3"/></text:span><text:span text:style-name="T28">@Transactional</text:span><text:line-break/><text:span text:style-name="T28"> <text:s text:c="3"/></text:span><text:span text:style-name="T28">public </text:span><text:span text:style-name="T28">EnderecoResponse </text:span><text:span text:style-name="T28">create</text:span><text:span text:style-name="T28">(EnderecoRequest request) {</text:span><text:line-break/><text:span text:style-name="T28"> <text:s text:c="7"/></text:span><text:span text:style-name="T28">var </text:span><text:span text:style-name="T28">cidade = </text:span><text:span text:style-name="T28">cidadeRepository</text:span><text:span text:style-name="T28">.findByIdOptional(request.cidadeId())</text:span><text:line-break/><text:span text:style-name="T28"> <text:s text:c="15"/>.orElseThrow(() -&gt; </text:span><text:span text:style-name="T28">new </text:span><text:span text:style-name="T28">RuntimeException(</text:span><text:span text:style-name="T28">"Cidade not found"</text:span><text:span text:style-name="T28">));</text:span><text:line-break/><text:span text:style-name="T28"> <text:s text:c="7"/>Endereco endereco = EnderecoMapper.</text:span><text:span text:style-name="T35">toEntity</text:span><text:span text:style-name="T28">(request, cidade);</text:span><text:line-break/><text:span text:style-name="T28"> <text:s text:c="7"/></text:span><text:span text:style-name="T28">repository</text:span><text:span text:style-name="T28">.persist(endereco);</text:span><text:line-break/><text:span text:style-name="T28"> <text:s text:c="7"/></text:span><text:span text:style-name="T28">return </text:span><text:span text:style-name="T28">EnderecoMapper.</text:span><text:span text:style-name="T35">toResponse</text:span><text:span text:style-name="T28">(endereco);</text:span><text:line-break/><text:span text:style-name="T28"> <text:s text:c="3"/>}</text:span><text:line-break/><text:line-break/><text:span text:style-name="T28"> <text:s text:c="3"/></text:span><text:span text:style-name="T28">public </text:span><text:span text:style-name="T28">List&lt;EnderecoResponse&gt; </text:span><text:span text:style-name="T28">findAll</text:span><text:span text:style-name="T28">() {</text:span><text:line-break/><text:span text:style-name="T28"> <text:s text:c="7"/></text:span><text:span text:style-name="T28">return </text:span><text:span text:style-name="T28">repository</text:span><text:span text:style-name="T28">.listAll().stream()</text:span><text:line-break/><text:span text:style-name="T28"> <text:s text:c="15"/>.map(EnderecoMapper::</text:span><text:span text:style-name="T35">toResponse</text:span><text:span text:style-name="T28">)</text:span><text:line-break/><text:span text:style-name="T28"> <text:s text:c="15"/>.collect(Collectors.</text:span><text:span text:style-name="T35">toList</text:span><text:span text:style-name="T28">());</text:span><text:line-break/><text:span text:style-name="T28"> <text:s text:c="3"/>}</text:span><text:line-break/><text:line-break/><text:span text:style-name="T28"> <text:s text:c="3"/></text:span><text:span text:style-name="T28">public </text:span><text:span text:style-name="T28">EnderecoResponse </text:span><text:span text:style-name="T28">findById</text:span><text:span text:style-name="T28">(Long id) {</text:span><text:line-break/><text:span text:style-name="T28"> <text:s text:c="7"/></text:span><text:span text:style-name="T28">return </text:span><text:span text:style-name="T28">EnderecoMapper.</text:span><text:span text:style-name="T35">toResponse</text:span><text:span text:style-name="T28">(</text:span><text:span text:style-name="T28">repository</text:span><text:span text:style-name="T28">.findByIdOptional(id)</text:span><text:line-break/><text:span text:style-name="T28"> <text:s text:c="15"/>.orElseThrow(() -&gt; </text:span><text:span text:style-name="T28">new </text:span><text:span text:style-name="T28">RuntimeException(</text:span><text:span text:style-name="T28">"Endereco not found"</text:span><text:span text:style-name="T28">)));</text:span><text:line-break/><text:span text:style-name="T28"> <text:s text:c="3"/>}</text:span><text:line-break/><text:line-break/><text:span text:style-name="T28"> <text:s text:c="3"/></text:span><text:span text:style-name="T28">@Transactional</text:span><text:line-break/><text:span text:style-name="T28"> <text:s text:c="3"/></text:span><text:span text:style-name="T28">public </text:span><text:span text:style-name="T28">EnderecoResponse </text:span><text:span text:style-name="T28">update</text:span><text:span text:style-name="T28">(Long id, EnderecoRequest request) {</text:span><text:line-break/><text:span text:style-name="T28"> <text:s text:c="7"/></text:span><text:span text:style-name="T28">var </text:span><text:span text:style-name="T28">endereco = </text:span><text:span text:style-name="T28">repository</text:span><text:span text:style-name="T28">.findByIdOptional(id)</text:span><text:line-break/><text:span text:style-name="T28"> <text:s text:c="15"/>.orElseThrow(() -&gt; </text:span><text:span text:style-name="T28">new </text:span><text:span text:style-name="T28">RuntimeException(</text:span><text:span text:style-name="T28">"Endereco not found"</text:span><text:span text:style-name="T28">));</text:span><text:line-break/><text:span text:style-name="T28"> <text:s text:c="7"/></text:span><text:span text:style-name="T28">var </text:span><text:span text:style-name="T28">cidade = </text:span><text:span text:style-name="T28">cidadeRepository</text:span><text:span text:style-name="T28">.findByIdOptional(request.cidadeId())</text:span><text:line-break/><text:span text:style-name="T28"> <text:s text:c="15"/>.orElseThrow(() -&gt; </text:span><text:span text:style-name="T28">new </text:span><text:span text:style-name="T28">RuntimeException(</text:span><text:span text:style-name="T28">"Cidade not found"</text:span><text:span text:style-name="T28">));</text:span><text:line-break/><text:span text:style-name="T28"> <text:s text:c="7"/>EnderecoMapper.</text:span><text:span text:style-name="T35">updateEntity</text:span><text:span text:style-name="T28">(endereco, request, cidade);</text:span><text:line-break/><text:span text:style-name="T28"> <text:s text:c="7"/></text:span><text:span text:style-name="T28">return </text:span><text:span text:style-name="T28">EnderecoMapper.</text:span><text:span text:style-name="T35">toResponse</text:span><text:span text:style-name="T28">(endereco);</text:span><text:line-break/><text:span text:style-name="T28"> <text:s text:c="3"/>}</text:span><text:line-break/><text:line-break/><text:span text:style-name="T28"> <text:s text:c="3"/></text:span><text:span text:style-name="T28">@Transactional</text:span><text:line-break/><text:span text:style-name="T28"> <text:s text:c="3"/></text:span><text:span text:style-name="T28">public void </text:span><text:span text:style-name="T28">delete</text:span><text:span text:style-name="T28">(Long id) {</text:span><text:line-break/><text:span text:style-name="T28"> <text:s text:c="7"/></text:span><text:span text:style-name="T28">repository</text:span><text:span text:style-name="T28">.deleteById(id);</text:span><text:line-break/><text:span text:style-name="T28"> <text:s text:c="3"/>}</text:span><text:line-break/><text:span text:style-name="T28">}</text:span><text:line-break/><text:line-break/></text:p>
      <text:p text:style-name="P3"><text:line-break/><text:span text:style-name="T28">import </text:span><text:span text:style-name="T28">endereco.dtos.EnderecoRequest;</text:span><text:line-break/><text:span text:style-name="T28">import </text:span><text:span text:style-name="T28">endereco.dtos.EnderecoResponse;</text:span><text:line-break/><text:span text:style-name="T28">import </text:span><text:span text:style-name="T28">endereco.services.EnderecoService;</text:span><text:line-break/><text:span text:style-name="T28">import </text:span><text:span text:style-name="T28">jakarta.inject.</text:span><text:span text:style-name="T28">Inject</text:span><text:span text:style-name="T28">;</text:span><text:line-break/><text:span text:style-name="T28">import </text:span><text:span text:style-name="T28">jakarta.validation.</text:span><text:span text:style-name="T28">Valid</text:span><text:span text:style-name="T28">;</text:span><text:line-break/><text:span text:style-name="T28">import </text:span><text:span text:style-name="T28">jakarta.ws.rs.*;</text:span><text:line-break/><text:span text:style-name="T28">import </text:span><text:span text:style-name="T28">jakarta.ws.rs.core.*;</text:span><text:line-break/><text:line-break/><text:span text:style-name="T28">import </text:span><text:span text:style-name="T28">java.util.List;</text:span><text:line-break/><text:line-break/><text:span text:style-name="T28">@Path</text:span><text:span text:style-name="T28">(</text:span><text:span text:style-name="T28">"/enderecos"</text:span><text:span text:style-name="T28">)</text:span><text:line-break/><text:span text:style-name="T28">@Produces</text:span><text:span text:style-name="T28">(MediaType.</text:span><text:span text:style-name="T35">APPLICATION_JSON</text:span><text:span text:style-name="T28">)</text:span><text:line-break/><text:span text:style-name="T28">@Consumes</text:span><text:span text:style-name="T28">(MediaType.</text:span><text:span text:style-name="T35">APPLICATION_JSON</text:span><text:span text:style-name="T28">)</text:span><text:line-break/><text:span text:style-name="T28">public class </text:span><text:span text:style-name="T28">EnderecoResource {</text:span><text:line-break/><text:line-break/><text:span text:style-name="T28"> <text:s text:c="3"/></text:span><text:span text:style-name="T28">@Inject</text:span><text:line-break/><text:span text:style-name="T28"> <text:s text:c="3"/></text:span><text:span text:style-name="T28">EnderecoService </text:span><text:span text:style-name="T28">service</text:span><text:span text:style-name="T28">;</text:span><text:line-break/><text:line-break/><text:span text:style-name="T28"> <text:s text:c="3"/></text:span><text:span text:style-name="T28">@POST</text:span><text:line-break/><text:span text:style-name="T28"> <text:s text:c="3"/></text:span><text:span text:style-name="T28">public </text:span><text:span text:style-name="T28">Response </text:span><text:span text:style-name="T28">create</text:span><text:span text:style-name="T28">(</text:span><text:span text:style-name="T28">@Valid </text:span><text:span text:style-name="T28">EnderecoRequest request) {</text:span><text:line-break/><text:span text:style-name="T28"> <text:s text:c="7"/></text:span><text:span text:style-name="T28">return </text:span><text:span text:style-name="T28">Response.</text:span><text:span text:style-name="T35">status</text:span><text:span text:style-name="T28">(Response.Status.</text:span><text:span text:style-name="T35">CREATED</text:span><text:span text:style-name="T28">)</text:span><text:line-break/><text:span text:style-name="T28"> <text:s text:c="15"/>.entity(</text:span><text:span text:style-name="T28">service</text:span><text:span text:style-name="T28">.create(request))</text:span><text:line-break/><text:span text:style-name="T28"> <text:s text:c="15"/>.build();</text:span><text:line-break/><text:soft-page-break/><text:span text:style-name="T28"> <text:s text:c="3"/>}</text:span><text:line-break/><text:line-break/><text:span text:style-name="T28"> <text:s text:c="3"/></text:span><text:span text:style-name="T28">@GET</text:span><text:line-break/><text:span text:style-name="T28"> <text:s text:c="3"/></text:span><text:span text:style-name="T28">public </text:span><text:span text:style-name="T28">List&lt;EnderecoResponse&gt; </text:span><text:span text:style-name="T28">list</text:span><text:span text:style-name="T28">() {</text:span><text:line-break/><text:span text:style-name="T28"> <text:s text:c="7"/></text:span><text:span text:style-name="T28">return </text:span><text:span text:style-name="T28">service</text:span><text:span text:style-name="T28">.findAll();</text:span><text:line-break/><text:span text:style-name="T28"> <text:s text:c="3"/>}</text:span><text:line-break/><text:line-break/><text:span text:style-name="T28"> <text:s text:c="3"/></text:span><text:span text:style-name="T28">@GET</text:span><text:line-break/><text:span text:style-name="T28"> <text:s text:c="3"/>@Path</text:span><text:span text:style-name="T28">(</text:span><text:span text:style-name="T28">"/{id}"</text:span><text:span text:style-name="T28">)</text:span><text:line-break/><text:span text:style-name="T28"> <text:s text:c="3"/></text:span><text:span text:style-name="T28">public </text:span><text:span text:style-name="T28">EnderecoResponse </text:span><text:span text:style-name="T28">findById</text:span><text:span text:style-name="T28">(</text:span><text:span text:style-name="T28">@PathParam</text:span><text:span text:style-name="T28">(</text:span><text:span text:style-name="T28">"id"</text:span><text:span text:style-name="T28">) Long id) {</text:span><text:line-break/><text:span text:style-name="T28"> <text:s text:c="7"/></text:span><text:span text:style-name="T28">return </text:span><text:span text:style-name="T28">service</text:span><text:span text:style-name="T28">.findById(id);</text:span><text:line-break/><text:span text:style-name="T28"> <text:s text:c="3"/>}</text:span><text:line-break/><text:line-break/><text:span text:style-name="T28"> <text:s text:c="3"/></text:span><text:span text:style-name="T28">@PUT</text:span><text:line-break/><text:span text:style-name="T28"> <text:s text:c="3"/>@Path</text:span><text:span text:style-name="T28">(</text:span><text:span text:style-name="T28">"/{id}"</text:span><text:span text:style-name="T28">)</text:span><text:line-break/><text:span text:style-name="T28"> <text:s text:c="3"/></text:span><text:span text:style-name="T28">public </text:span><text:span text:style-name="T28">EnderecoResponse </text:span><text:span text:style-name="T28">update</text:span><text:span text:style-name="T28">(</text:span><text:span text:style-name="T28">@PathParam</text:span><text:span text:style-name="T28">(</text:span><text:span text:style-name="T28">"id"</text:span><text:span text:style-name="T28">) Long id, </text:span><text:span text:style-name="T28">@Valid </text:span><text:span text:style-name="T28">EnderecoRequest request) {</text:span><text:line-break/><text:span text:style-name="T28"> <text:s text:c="7"/></text:span><text:span text:style-name="T28">return </text:span><text:span text:style-name="T28">service</text:span><text:span text:style-name="T28">.update(id, request);</text:span><text:line-break/><text:span text:style-name="T28"> <text:s text:c="3"/>}</text:span><text:line-break/><text:line-break/><text:span text:style-name="T28"> <text:s text:c="3"/></text:span><text:span text:style-name="T28">@DELETE</text:span><text:line-break/><text:span text:style-name="T28"> <text:s text:c="3"/>@Path</text:span><text:span text:style-name="T28">(</text:span><text:span text:style-name="T28">"/{id}"</text:span><text:span text:style-name="T28">)</text:span><text:line-break/><text:span text:style-name="T28"> <text:s text:c="3"/></text:span><text:span text:style-name="T28">public </text:span><text:span text:style-name="T28">Response </text:span><text:span text:style-name="T28">delete</text:span><text:span text:style-name="T28">(</text:span><text:span text:style-name="T28">@PathParam</text:span><text:span text:style-name="T28">(</text:span><text:span text:style-name="T28">"id"</text:span><text:span text:style-name="T28">) Long id) {</text:span><text:line-break/><text:span text:style-name="T28"> <text:s text:c="7"/></text:span><text:span text:style-name="T28">service</text:span><text:span text:style-name="T28">.delete(id);</text:span><text:line-break/><text:span text:style-name="T28"> <text:s text:c="7"/></text:span><text:span text:style-name="T28">return </text:span><text:span text:style-name="T28">Response.</text:span><text:span text:style-name="T35">noContent</text:span><text:span text:style-name="T28">().build();</text:span><text:line-break/><text:span text:style-name="T28"> <text:s text:c="3"/>}</text:span><text:line-break/><text:span text:style-name="T28">}</text:span><text:line-break/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5:23:28.651036855</meta:creation-date>
    <dc:date>2025-04-08T15:59:40.742235469</dc:date>
    <meta:editing-duration>PT26M2S</meta:editing-duration>
    <meta:editing-cycles>1</meta:editing-cycles>
    <meta:document-statistic meta:table-count="0" meta:image-count="0" meta:object-count="0" meta:page-count="4" meta:paragraph-count="8" meta:word-count="468" meta:character-count="6509" meta:non-whitespace-character-count="5114"/>
    <meta:generator>LibreOffice/7.3.7.2$Linux_X86_64 LibreOffice_project/30$Build-2</meta:generator>
  </office:meta>
</office:document-meta>
</file>